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5in" fo:margin-left="0in" table:align="left" style:writing-mode="lr-tb"/>
    </style:style>
    <style:style style:name="Table1.A" style:family="table-column">
      <style:table-column-properties style:column-width="1.9993in"/>
    </style:style>
    <style:style style:name="Table1.B" style:family="table-column">
      <style:table-column-properties style:column-width="1in"/>
    </style:style>
    <style:style style:name="Table1.D" style:family="table-column">
      <style:table-column-properties style:column-width="1.7507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note">
      <style:paragraph-properties fo:margin-top="0.0835in" fo:margin-bottom="0.139in" fo:orphans="2" fo:widows="2"/>
    </style:style>
    <style:style style:name="P13" style:family="paragraph" style:parent-style-name="bullet">
      <style:paragraph-properties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ody-code">
      <style:paragraph-properties fo:orphans="2" fo:widows="2"/>
    </style:style>
    <style:style style:name="P16" style:family="paragraph" style:parent-style-name="CellHeading">
      <style:paragraph-properties fo:margin-left="0.0835in" fo:margin-right="0.1252in" fo:margin-top="0.111in" fo:margin-bottom="0.0835in" fo:orphans="2" fo:widows="2" fo:text-indent="0in" style:auto-text-indent="false"/>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Heading_20_3">
      <style:paragraph-properties fo:orphans="2" fo:widows="2"/>
    </style:style>
    <style:style style:name="P20" style:family="paragraph" style:parent-style-name="Heading_20_3">
      <style:paragraph-properties fo:margin-top="0.0417in" fo:margin-bottom="0.0693in" fo:orphans="2" fo:widows="2"/>
    </style:style>
    <style:style style:name="P21"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2" style:family="paragraph" style:parent-style-name="Heading_20_3">
      <style:paragraph-properties fo:margin-top="0in" fo:margin-bottom="0.0693in" fo:orphans="2" fo:widows="2"/>
    </style:style>
    <style:style style:name="P23" style:family="paragraph" style:parent-style-name="Heading_20_2">
      <style:paragraph-properties fo:margin-top="0in" fo:margin-bottom="0.0555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ent-style-name="sectionheading">
      <style:paragraph-properties fo:margin-top="0.0417in" fo:margin-bottom="0.0555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weight="bold" style:font-weight-asian="bold" style:font-name-complex="Courier New1" style:font-weight-complex="bold"/>
    </style:style>
    <style:style style:name="T3" style:family="text">
      <style:text-properties style:font-name="Courier New" fo:font-size="10.5pt" style:font-size-asian="10.5pt" style:font-name-complex="Courier New1" style:font-size-complex="10.5pt"/>
    </style:style>
    <style:style style:name="T4" style:family="text">
      <style:text-properties style:font-name="Courier New" fo:font-weight="normal" style:font-weight-asian="normal" style:font-name-complex="Courier New1" style:font-weight-complex="normal"/>
    </style:style>
    <style:style style:name="T5" style:family="text">
      <style:text-properties style:font-name="Times New Roman" style:font-name-complex="Times New Roman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in" svg:y="0in">
        <draw:image xlink:href="Pictures/20000007000025F9000000C9F0140E06.wmf" xlink:type="simple" xlink:show="embed" xlink:actuate="onLoad">
          <text:p/>
        </draw:image>
      </draw:frame>
      <draw:frame text:anchor-type="page" text:anchor-page-number="1" draw:z-index="23" draw:name="Picture 67"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4" draw:name="Picture 68"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5" draw:name="Picture 69"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6" draw:name="Picture 70"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7" draw:name="Picture 71"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8" draw:name="Picture 72"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9" draw:name="Picture 73"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0" draw:name="Picture 74"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1" draw:name="Picture 75"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2" draw:name="Picture 76"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3" draw:name="Picture 77"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4" draw:name="Picture 78"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5" draw:name="Picture 79" draw:style-name="gr2" draw:text-style-name="P26" svg:width="2.7913in" svg:height="0.135in" svg:x="-2in" svg:y="0in">
        <draw:image xlink:href="Pictures/2000000700000FB5000000C94FDA4EAC.wmf" xlink:type="simple" xlink:show="embed" xlink:actuate="onLoad">
          <text:p/>
        </draw:image>
      </draw:frame>
      <text:h text:style-name="P24" text:outline-level="1">JDO Reference Enhancer</text:h>
      <text:p text:style-name="P7"><draw:frame draw:style-name="fr1" draw:name="graphics1" text:anchor-type="as-char" svg:width="6.5in" svg:height="0.1346in" draw:z-index="36"><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JDO Reference Enhancer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JDO Reference Enhancer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PersistenceCapable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2.7917in" svg:height="0.1346in" draw:z-index="1"><draw:image xlink:href="Pictures/2000000700000FB5000000C94FDA4EAC.wmf" xlink:type="simple" xlink:show="embed" xlink:actuate="onLoad"/></draw:frame></text:p>
      <text:h text:style-name="P23" text:outline-level="2">Overview</text:h>
      <text:p text:style-name="P2">The JDO Reference Enhancer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JDO Reference Enhancer transforms the class by making specific changes to the class definition to enable the state of any persistent instances to be synchronized with the representation of the data in the datastore.</text:p>
      <text:p text:style-name="P2">A standard API to invoke an implementation’s enhancer is provided as part of the specification jar. A command line tool to invoke a byte code enhancer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Enhancer provides an implementation for the <text:span text:style-name="T1">PersistenceCapable</text:span> interface. </text:p>
      <text:p text:style-name="P8"><text:soft-page-break/><draw:frame draw:style-name="fr1" draw:name="2" text:anchor-type="as-char" svg:width="2.7917in" svg:height="0.1346in" draw:z-index="2"><draw:image xlink:href="Pictures/2000000700000FB5000000C94FDA4EAC.wmf" xlink:type="simple" xlink:show="embed" xlink:actuate="onLoad"/></draw:frame></text:p>
      <text:h text:style-name="P23" text:outline-level="2">Goals</text:h>
      <text:p text:style-name="P2">The following are the goals for the JDO Reference Enhancer:</text:p>
      <text:p text:style-name="P13">•<text:tab/>Binary compatibility and portability of application classes among JDO vendor implementations</text:p>
      <text:p text:style-name="P13">•<text:tab/>Binary compatibility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private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span text:style-name="T1">PersistenceCapable</text:span> classes from unauthorized access</text:p>
      <text:p text:style-name="P13">•<text:tab/>Support for debugging enhanced classes by line number</text:p>
      <text:p text:style-name="P13">•<text:tab/>Support for static enhancement of classes by a tool run after compilation but before execution</text:p>
      <text:p text:style-name="P13">•<text:tab/>Support for dynamic enhancement of static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2.7917in" svg:height="0.1346in" draw:z-index="3"><draw:image xlink:href="Pictures/2000000700000FB5000000C94FDA4EAC.wmf" xlink:type="simple" xlink:show="embed" xlink:actuate="onLoad"/></draw:frame></text:p>
      <text:h text:style-name="P23" text:outline-level="2">Standard Enhancement</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Enhancer main program calls a standard enhancer by using the services locator architecture. Thus, the Enhancer main program can call any enhancer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enhancer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0" text:outline-level="3">Enhancer Main </text:h>
      <text:p text:style-name="P2">The <text:span text:style-name="T1">Enhancer</text:span>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Enhancer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enhancer is invoked with the following command line:</text:p>
      <text:p text:style-name="P3">java -cp &lt;classpath&gt; javax.jdo.Enhancer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8">• <text:s/>-pu &lt;persistence-unit-name&gt; : the name of a persistence unit</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enhancer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enhancer main program processes the command line and passes the parameters to the enhancer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enhancer program exits with error code 3 (<text:span text:style-name="T1">ENHANCER_USAGE_ERROR</text:span>).</text:p>
      <text:p text:style-name="P2">Parameters are processed as follows:</text:p>
      <text:p text:style-name="P13">•<text:tab/>-cp &lt;enhancer class loader path&gt;: If this option is present, a new class loader is constructed, parented with the context class loader, to which the urls in the &lt;enhancer class loader path&gt; are added. The format of &lt;enhancer class loader path&gt; is the same as the -cp option of the java command. The class loader is passed to the enhancer via the <text:span text:style-name="T1">setClassLoader</text:span> method.</text:p>
      <text:p text:style-name="P13">•<text:tab/>-pu &lt;persistence-unit-name&gt;: If this option is present, each persistence-unit-name is passed to the enhancer via the <text:span text:style-name="T1">addPersistenceUnit</text:span> method.</text:p>
      <text:p text:style-name="P13">•<text:tab/>-d &lt;target directory&gt;: If this option is present, the target directory is passed to the enhancer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enhancer. The enhancer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enhancer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enhancer via the <text:span text:style-name="T1">addFiles</text:span> method.</text:p>
      <text:p text:style-name="P13"><text:soft-page-break/>•<text:tab/>For a <text:span text:style-name="T1">.jar</text:span> file, the file may contain <text:span text:style-name="T1">.class</text:span> files and <text:span text:style-name="T1">.jdo</text:span> metadata files. Each jar file name is passed to the enhancer via the <text:span text:style-name="T1">addJar</text:span> method.</text:p>
      <text:p text:style-name="P13">•<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2.7917in" svg:height="0.1346in" draw:z-index="4"><draw:image xlink:href="Pictures/2000000700000FB5000000C94FDA4EAC.wmf" xlink:type="simple" xlink:show="embed" xlink:actuate="onLoad"/></draw:frame></text:p>
      <text:h text:style-name="P23"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span text:style-name="T1">PersistenceCapable</text:span>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Enhancer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Enhancer makes the following changes to the least-derived (topmost) persistence-capable classes:</text:p>
      <text:p text:style-name="P13">•<text:span text:style-name="T6"><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3">•<text:span text:style-name="T6"><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3">•<text:span text:style-name="T6"><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3">•<text:span text:style-name="T6"><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3">•<text:tab/>adds methods to implement status query methods by delegating to the <text:span text:style-name="T1">StateManager</text:span>;</text:p>
      <text:p text:style-name="P13">•<text:span text:style-name="T6"><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3">•<text:span text:style-name="T6"><text:tab/></text:span><text:span text:style-name="Assertion">A20.3-27 [</text:span>adds method <text:span text:style-name="T1">jdoProvideFields(int[])</text:span> to supply values of specific fields to the <text:span text:style-name="T1">StateManager</text:span>;<text:span text:style-name="Assertion">]</text:span></text:p>
      <text:p text:style-name="P13">•<text:span text:style-name="T6"><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3"><text:soft-page-break/>•<text:tab/>adds a method <text:span text:style-name="T1">void jdoCopyField(Object other, int fieldNumber)</text:span> to allow the <text:span text:style-name="T1">StateManager</text:span> to manage multiple images of the persistence capable instance;</text:p>
      <text:p text:style-name="P13">•<text:span text:style-name="T6"><text:tab/></text:span><text:span text:style-name="Assertion">A20.3-19 [</text:span>adds a method <text:span text:style-name="T1">jdoPreSerialize</text:span><text:span text:style-name="Assertion">]</text:span> to load all non-transient fields into the instance prior to serialization;</text:p>
      <text:p text:style-name="P2">The Reference Enhancer makes the following changes to least-derived (topmost) persistence-capable classes and classes that declare an <text:span text:style-name="T1">objectid-class</text:span> in their xml:</text:p>
      <text:p text:style-name="P14">•<text:span text:style-name="T6"><text:tab/></text:span><text:span text:style-name="Assertion">A20.3-22 [</text:span>adds methods <text:span text:style-name="T1">jdoCopyKeyFieldsToObjectId(PersistenceCapable pc, Object oid)</text:span><text:span text:style-name="Assertion">]</text:span> and <text:span text:style-name="Assertion">A20.3-23 [</text:span><text:span text:style-name="T1">jdoCopyKeyFieldsToObjectId(ObjectIdFieldSupplier fs, Object oid)</text:span>.<text:span text:style-name="Assertion">]</text:span></text:p>
      <text:p text:style-name="P14">•<text:span text:style-name="T6"><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3">•<text:span text:style-name="T6"><text:tab/></text:span><text:span text:style-name="Assertion">A20.3-21 [</text:span>adds a method <text:span text:style-name="T1">jdoNewObjectIdInstance()</text:span> which creates an instance of the jdo ObjectId for this class.<text:span text:style-name="Assertion">]</text:span></text:p>
      <text:p text:style-name="P2">The Reference Enhancer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Enhancer makes the following changes to all classes:</text:p>
      <text:p text:style-name="P13">•<text:span text:style-name="T6"><text:tab/></text:span><text:span text:style-name="Assertion">A20.3-0 [</text:span>adds “<text:span text:style-name="T1">implements javax.jdo.spi.PersistenceCapable</text:span>” to the class definition;<text:span text:style-name="Assertion">]</text:span></text:p>
      <text:p text:style-name="P13"><text:span text:style-name="T6">•<text:tab/></text:span><text:span text:style-name="Assertion"><text:span text:style-name="T7">A20.3-6 [</text:span></text:span><text:span text:style-name="T7">adds two methods </text:span><text:span text:style-name="T4">jdoNewInstance</text:span><text:span text:style-name="T7">, one of which takes a parameter of type </text:span><text:span text:style-name="T4">StateManager</text:span><text:span text:style-name="T7">, to be used by the implementation when a new persistent instance is required (this method allows a performance optimization), and the other takes a parameter of type </text:span><text:span text:style-name="T4">StateManager</text:span><text:span text:style-name="T7"> and a parameter of an </text:span><text:span text:style-name="T4">ObjectId</text:span><text:span text:style-name="T7"> for key field initialization;</text:span><text:span text:style-name="Assertion"><text:span text:style-name="T7">]</text:span></text:span><text:span text:style-name="T6"> </text:span></text:p>
      <text:p text:style-name="P13">•<text:tab/>adds two methods, <text:span text:style-name="T1">makeDirty(String fieldName)</text:span> and <text:span text:style-name="T1">makeDirty(int fieldNumber)</text:span>, to manage making fields dirty.</text:p>
      <text:p text:style-name="P13">•<text:span text:style-name="T6"><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3">•<text:span text:style-name="T6"><text:tab/></text:span><text:span text:style-name="Assertion">A20.3-8 [</text:span>adds method <text:span text:style-name="T1">jdoProvideField(int)</text:span> to supply values of specific fields to the <text:span text:style-name="T1">StateManager</text:span>;<text:span text:style-name="Assertion">]</text:span></text:p>
      <text:p text:style-name="P13">•<text:span text:style-name="T6"><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3">•<text:tab/>leaves the modifiers of all persistent fields the same as the unenhanced class to allow the enhanced classes to be used for compilation of other classes;</text:p>
      <text:p text:style-name="P13"><text:soft-page-break/>•<text:span text:style-name="T6"><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3">•<text:span text:style-name="T6"><text:tab/></text:span><text:span text:style-name="Assertion">A20.3-12 [</text:span>adds a method <text:span text:style-name="T1">jdoGetManagedFieldCount()</text:span><text:span text:style-name="Assertion">]</text:span> to manage the numbering of fields with respect to inherited managed fields.</text:p>
      <text:p text:style-name="P13">•<text:span text:style-name="T6"><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3">•<text:span text:style-name="T6"><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3">•<text:span text:style-name="T6"><text:tab/></text:span><text:span text:style-name="Assertion">A20.3-17 [</text:span>adds field <text:span text:style-name="T1">Class jdoPersistenceCapableSuperclass</text:span>, which contains the <text:span text:style-name="T1">Class</text:span> of the <text:span text:style-name="T1">PersistenceCapable</text:span> superclass.<text:span text:style-name="Assertion">]</text:span></text:p>
      <text:p text:style-name="P13">•<text:span text:style-name="T6"><text:tab/></text:span><text:span text:style-name="Assertion">A20.3-18 [</text:span>adds a static initializer to register the class with the <text:span text:style-name="T1">JDOImplHelper</text:span>.<text:span text:style-name="Assertion">]</text:span></text:p>
      <text:p text:style-name="P13">•<text:span text:style-name="T6"><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3">•<text:span text:style-name="T6"><text:tab/></text:span><text:span text:style-name="Assertion">A20.3-24 [</text:span>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span text:style-name="Assertion">]</text:span></text:p>
      <text:p text:style-name="P8"><draw:frame draw:style-name="fr1" draw:name="5" text:anchor-type="as-char" svg:width="2.7917in" svg:height="0.1346in" draw:z-index="5"><draw:image xlink:href="Pictures/2000000700000FB5000000C94FDA4EAC.wmf" xlink:type="simple" xlink:show="embed" xlink:actuate="onLoad"/></draw:frame></text:p>
      <text:h text:style-name="P23" text:outline-level="2">Inheritance</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enhancer delegates accesses of inherited hidden fields to the appropriate class by referencing the appropriate method implemented in the declaring class.</text:p>
      <text:p text:style-name="P2"><text:span text:style-name="Assertion">A20.4-1 [</text:span>All persistence capable classes in the inheritance hierarchy must use the same kind of JDO identity.<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23" text:outline-level="2">Field Numbering</text:h>
      <text:p text:style-name="P2">Enhancement assigns field numbers to all managed (transactional or persistent) fields. Generated methods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enhancer determines the declared managed fields. To calculate the relative field number, the declared fields array is sorted by field name. Each managed field is assigned a relative field number, starting with zero. </text:p>
      <text:p text:style-name="P2"><text:soft-page-break/>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8"><draw:frame draw:style-name="fr1" draw:name="7" text:anchor-type="as-char" svg:width="2.7917in" svg:height="0.1346in" draw:z-index="7"><draw:image xlink:href="Pictures/2000000700000FB5000000C94FDA4EAC.wmf" xlink:type="simple" xlink:show="embed" xlink:actuate="onLoad"/></draw:frame></text:p>
      <text:h text:style-name="P23" text:outline-level="2">Serialization</text:h>
      <text:p text:style-name="P2">Serialization of a transient instance results in writing an object graph of objects connected via non-transient fields. The explicit intent of JDO enhancement of serializable classes is to permit serialization of transient instances or persistent instances to a format that can be deserialized by either an enhanced or non-enhanced class.</text:p>
      <text:p text:style-name="P2">Classes marked as Detachable are not serialization-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enhancer-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inheritance hierarchy needs to be modified or generated to call it. </text:p>
      <text:p text:style-name="P2"><text:span text:style-name="Assertion">A20.6-2 [</text:span>If a standard serialization is done to an enhanced class instance, the fields added by the enhancer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enhancer will calculate it (excluding any enhancer-generated fields or methods) and add it to the enhanced class.<text:span text:style-name="Assertion">]</text:span></text:p>
      <text:p text:style-name="P2">If a <text:span text:style-name="T1">PersistenceCapable</text:span> class is assignable to <text:span text:style-name="T1">java.io.Serializable</text:span> but its persistence-capable superclass is not, then the enhancer will modify the class in the following way: </text:p>
      <text:p text:style-name="P13">•<text:span text:style-name="T6"><text:tab/></text:span><text:span text:style-name="Assertion">A20.6-4 [</text:span>if the class does not contain implementations of <text:span text:style-name="T1">writeObject</text:span>, or <text:span text:style-name="T1">writeReplace</text:span>, then the enhancer will generate <text:span text:style-name="T1">writeObject</text:span>. Fields that are required to be present during serialization operations will be explicitly instantiated by the generated method <text:span text:style-name="T1">jdoPreSerialize</text:span>, which will be called by the enhancer-generated <text:span text:style-name="T1">writeObject</text:span>.<text:span text:style-name="Assertion">]</text:span></text:p>
      <text:p text:style-name="P13"><text:soft-page-break/>•<text:span text:style-name="T6"><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span text:style-name="T1">PersistenceCapable</text:span> class is assignable to <text:span text:style-name="T1">java.io.Serializable</text:span>, then the non-transient fields might be instantiated prior to serialization.<text:span text:style-name="Assertion">]</text:spa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2.7917in" svg:height="0.1346in" draw:z-index="8"><draw:image xlink:href="Pictures/2000000700000FB5000000C94FDA4EAC.wmf" xlink:type="simple" xlink:show="embed" xlink:actuate="onLoad"/></draw:frame></text:p>
      <text:h text:style-name="P23" text:outline-level="2">Cloning</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enhancer modifies the cloning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tab/>Where there is no clone method declared in the persistence-capable root class, the clone will not be disconnected, and the runtime will disconnect the clone the first time the <text:span text:style-name="T1">StateManager</text:span> is called by the clone. </text:p>
      <text:p text:style-name="P8"><text:soft-page-break/><draw:frame draw:style-name="fr1" draw:name="9" text:anchor-type="as-char" svg:width="2.7917in" svg:height="0.1346in" draw:z-index="9"><draw:image xlink:href="Pictures/2000000700000FB5000000C94FDA4EAC.wmf" xlink:type="simple" xlink:show="embed" xlink:actuate="onLoad"/></draw:frame></text:p>
      <text:h text:style-name="P23" text:outline-level="2">Introspection (Java core reflection)</text:h>
      <text:p text:style-name="P2">No changes are made to the behavior of introspection. The current state of all fields is exposed to the reflection APIs. </text:p>
      <text:p text:style-name="P2">This is not at all what some users might expect. It is a future objective to more gracefully support introspection of fields in persistent instances of persistence capable classes.</text:p>
      <text:p text:style-name="P8"><draw:frame draw:style-name="fr1" draw:name="10" text:anchor-type="as-char" svg:width="2.7917in" svg:height="0.1346in" draw:z-index="10"><draw:image xlink:href="Pictures/2000000700000FB5000000C94FDA4EAC.wmf" xlink:type="simple" xlink:show="embed" xlink:actuate="onLoad"/></draw:frame></text:p>
      <text:h text:style-name="P23" text:outline-level="2">Field Modifiers</text:h>
      <text:p text:style-name="P2">Fields in persistence-capable classes are treated by the enhancer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0" text:outline-level="3">Non-persistent</text:h>
      <text:p text:style-name="P2">Non-persistent fields are ignored by the enhancer. They are assumed to lie outside the domain of persistence. They might be changed at will by any method based only on the private/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0" text:outline-level="3">Transactional non-persistent</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0" text:outline-level="3">Persistent</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enhancer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span text:style-name="T1">PersistenceCapable</text:span>.</text:p>
      <text:p text:style-name="P13">•<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text:soft-page-break/>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0" text:outline-level="3">PrimaryKey</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0" text:outline-level="3">Embedded</text:h>
      <text:p text:style-name="P2">Fields identified as embedded in the XML metadata are treated as containing embedded instances. The default for Array, <text:span text:style-name="T1">Collection</text:span>, and <text:span text:style-name="T1">Map</text:span> types is embedded. This is to allow JDO implementations to map persistence-capable field types to embedded objects (aggregation by containment pattern).</text:p>
      <text:h text:style-name="P20" text:outline-level="3">Null-value</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span text:style-name="T1">null</text:span>-value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text:soft-page-break/>For example, if a field of type <text:span text:style-name="T1">Integer</text:span> is mapped to a datastore int value, committing an instance with a field value of null where the <text:span text:style-name="T1">null</text:span>-value setting is “default” will result in a zero written to the datastore element. Similarly, a null-valued <text:span text:style-name="T1">String</text:span> field would be written to the datastore as an empty (zero length) <text:span text:style-name="T1">String</text:span> where the null-value setting is “default”.</text:p>
      <text:p text:style-name="P8"><draw:frame draw:style-name="fr1" draw:name="11" text:anchor-type="as-char" svg:width="2.7917in" svg:height="0.1346in" draw:z-index="11"><draw:image xlink:href="Pictures/2000000700000FB5000000C94FDA4EAC.wmf" xlink:type="simple" xlink:show="embed" xlink:actuate="onLoad"/></draw:frame></text:p>
      <text:h text:style-name="P22" text:outline-level="3">Static</text:h>
      <text:p text:style-name="P2">A<text:span text:style-name="Assertion">20.10.1-1 [</text:span>Static fields are ignored by the enhancer. They are not initialized by JDO; accesses to values are not mediated. <text:span text:style-name="Assertion">This assertion is duplicated in chapter 18.]</text:span></text:p>
      <text:h text:style-name="P20" text:outline-level="3">Final</text:h>
      <text:p text:style-name="P2"><text:span text:style-name="Assertion">A20.10.2-1 [</text:span>Final fields are treated as non-persistent and non-transactional by the enhancer.<text:span text:style-name="Assertion">]</text:span> Final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final fields are not supported as persistent or transactional instance fields, final static fields are supported by ignoring them.</text:p>
      <text:h text:style-name="P20" text:outline-level="3">Private</text:h>
      <text:p text:style-name="P2">Private fields are accessed only by methods in the class itself. <text:span text:style-name="Assertion">A20.10.3-1 [</text:span>JDO handles private fields according to the semantic that <text:span text:style-name="Assertion">A.</text:span> values are stored in private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private fields.<text:span text:style-name="Assertion">]</text:span></text:p>
      <text:h text:style-name="P20" text:outline-level="3">Public, Protected</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draw:frame draw:style-name="fr1" draw:name="12" text:anchor-type="as-char" svg:width="2.7917in" svg:height="0.1346in" draw:z-index="12"><draw:image xlink:href="Pictures/2000000700000FB5000000C94FDA4EAC.wmf" xlink:type="simple" xlink:show="embed" xlink:actuate="onLoad"/></draw:frame></text:p>
      <text:h text:style-name="P23" text:outline-level="2">Fetch Groups</text:h>
      <text:p text:style-name="P2">Fetch groups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text:soft-page-break/>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2.7917in" svg:height="0.1346in" draw:z-index="13"><draw:image xlink:href="Pictures/2000000700000FB5000000C94FDA4EAC.wmf" xlink:type="simple" xlink:show="embed" xlink:actuate="onLoad"/></draw:frame></text:p>
      <text:h text:style-name="P23"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span text:style-name="T1">PersistenceCapable</text:span>: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draw:frame draw:style-name="fr1" draw:name="14" text:anchor-type="as-char" svg:width="2.7917in" svg:height="0.1346in" draw:z-index="14"><draw:image xlink:href="Pictures/2000000700000FB5000000C94FDA4EAC.wmf" xlink:type="simple" xlink:show="embed" xlink:actuate="onLoad"/></draw:frame></text:p>
      <text:h text:style-name="P23" text:outline-level="2">Exceptions</text:h>
      <text:p text:style-name="P2">Generated methods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text:soft-page-break/><draw:frame draw:style-name="fr1" draw:name="15" text:anchor-type="as-char" svg:width="2.7917in" svg:height="0.1346in" draw:z-index="15"><draw:image xlink:href="Pictures/2000000700000FB5000000C94FDA4EAC.wmf" xlink:type="simple" xlink:show="embed" xlink:actuate="onLoad"/></draw:frame></text:p>
      <text:h text:style-name="P23" text:outline-level="2">Modified field access</text:h>
      <text:p text:style-name="P2"><text:span text:style-name="Assertion">A20.13-1 [</text:span>The enhancer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7">Table 10: Field access mediation</text:p>
      <text:p text:style-name="P6"> </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6">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text:soft-page-break/>8 - MEDIATE_WRITE</text:p>
      <text:p text:style-name="P15">16 - SERIALIZABLE</text:p>
      <text:p text:style-name="P8"><draw:frame draw:style-name="fr1" draw:name="16" text:anchor-type="as-char" svg:width="2.7917in" svg:height="0.1346in" draw:z-index="16"><draw:image xlink:href="Pictures/2000000700000FB5000000C94FDA4EAC.wmf" xlink:type="simple" xlink:show="embed" xlink:actuate="onLoad"/></draw:frame></text:p>
      <text:h text:style-name="P23" text:outline-level="2">Generated fields in least-derived <text:span text:style-name="T3">PersistenceCapable</text:span> class</text:h>
      <text:p text:style-name="P2"><text:span text:style-name="Assertion">A20.14-1, A20.14-2 [</text:span>These fields are generated only in the least-derived (topmost) class in the inheritance hierarchy of persistence-capable classes.</text:p>
      <text:p text:style-name="P15">protected transient javax.jdo.spi.StateManager jdoStateManager;<text:span text:style-name="Assertion">]</text:span></text:p>
      <text:p text:style-name="P2">This field contains the managing StateManager instance, if this instance is being managed.</text:p>
      <text:p text:style-name="P15"><text:span text:style-name="Assertion"><text:span text:style-name="T5">A20.14-2 [</text:span></text:span>protected transient byte jdoFlags;<text:span text:style-name="Assertion"><text:span text:style-name="T5">]</text:span></text:span></text:p>
      <text:p text:style-name="P2">This field contains the detached state, if this instance is detached.</text:p>
      <text:p text:style-name="P15"><text:span text:style-name="Assertion"><text:span text:style-name="T5">A20.14-3[</text:span></text:span>protected Object[] jdoDetachedState;<text:span text:style-name="Assertion"><text:span text:style-name="T5">]</text:span></text:span></text:p>
      <text:p text:style-name="P8"><draw:frame draw:style-name="fr1" draw:name="17" text:anchor-type="as-char" svg:width="2.7917in" svg:height="0.1346in" draw:z-index="17"><draw:image xlink:href="Pictures/2000000700000FB5000000C94FDA4EAC.wmf" xlink:type="simple" xlink:show="embed" xlink:actuate="onLoad"/></draw:frame></text:p>
      <text:h text:style-name="P23" text:outline-level="2">Generated fields in all <text:span text:style-name="T3">PersistenceCapable</text:span> classes</text:h>
      <text:p text:style-name="P2">The following fields are generated in all persistence-capable classes.</text:p>
      <text:p text:style-name="P15"><text:span text:style-name="Assertion"><text:span text:style-name="T5">A20.14-3 [</text:span></text:span>private final static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5"><text:span text:style-name="Assertion"><text:span text:style-name="T5">A20.14-4 [</text:span></text:span>private final static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5"><text:span text:style-name="Assertion"><text:span text:style-name="T5">A20.14-5 [</text:span></text:span>private final static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5"><text:span text:style-name="Assertion"><text:span text:style-name="T5">A20.14-6 [</text:span></text:span>private final static byte[] jdoFieldFlags;</text:p>
      <text:p text:style-name="P2">This field is initialized at class load time to an array of flags indicating the characteristics of each persistent and transactional field.<text:span text:style-name="Assertion">]</text:span></text:p>
      <text:p text:style-name="P15"><text:span text:style-name="Assertion"><text:span text:style-name="T5">A20.14-7 [</text:span></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span text:style-name="Assertion">]</text:span></text:p>
      <text:p text:style-name="P15">private final static long serialVersionUID;</text:p>
      <text:p text:style-name="P2">This field is declared only if it does not already exist, and it is initialized to the value that would obtain prior to enhancement.</text:p>
      <text:h text:style-name="P25" text:outline-level="4"><text:bookmark text:name="X-10626263"/><text:tab/><text:tab/>Generated static initializer</text:h>
      <text:p text:style-name="P2"><text:span text:style-name="Assertion">A20.14-8 [</text:span>The generated static initializer<text:span text:style-name="Assertion">]</text:span> uses the values for <text:span text:style-name="T1">jdoFieldNames</text:span>, jdoFieldTypes, <text:span text:style-name="T1">jdoFieldFlags</text:span>, and <text:span text:style-name="T1">jdoPersistenceCapableSuperclass</text:span>, and <text:span text:style-name="Assertion">[</text:span>calls the static <text:span text:style-name="T1">registerClass</text:span> method in <text:span text:style-name="T1">JDOImplHelper</text:span> to register itself with the runtime environment. <text:soft-page-break/>If the class is abstract, then it does not register a helper instance. If the class is not abstract, it registers a newly constructed instance.<text:span text:style-name="Assertion">]</text:span></text:p>
      <text:p text:style-name="P2">The generated static initialization code is placed after any user-defined static initialization code.</text:p>
      <text:p text:style-name="P8"><draw:frame draw:style-name="fr1" draw:name="18" text:anchor-type="as-char" svg:width="2.7917in" svg:height="0.1346in" draw:z-index="18"><draw:image xlink:href="Pictures/2000000700000FB5000000C94FDA4EAC.wmf" xlink:type="simple" xlink:show="embed" xlink:actuate="onLoad"/></draw:frame></text:p>
      <text:h text:style-name="P23" text:outline-level="2">Generated methods in least-derived <text:span text:style-name="T3">PersistenceCapable</text:span> class</text:h>
      <text:p text:style-name="P2">These methods are declared in interface <text:span text:style-name="T1">PersistenceCapable</text:span>.</text:p>
      <text:p text:style-name="P15">public final boolean jdoIsPersistent();</text:p>
      <text:p text:style-name="P15">public final boolean jdoIsTransactional();</text:p>
      <text:p text:style-name="P15">public final boolean jdoIsNew();</text:p>
      <text:p text:style-name="P15">public final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5">public final boolean jdoIsDetached();</text:p>
      <text:p text:style-name="P2">This method checks if the instance is detached. If so, it returns true.</text:p>
      <text:p text:style-name="P15">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final void jdoMakeDirty (String fieldName);</text:p>
      <text:p text:style-name="P15">public final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5">public final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5">public final Object jdoGetObjectId();</text:p>
      <text:p text:style-name="P2">public final Object jdoGetVersion();</text:p>
      <text:p text:style-name="P15">public final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5"><text:span text:style-name="Assertion"><text:span text:style-name="T5">A20.15-10 [</text:span></text:span>public synchronized final void jdoReplaceStateManager (StateManger sm);<text:span text:style-name="Assertion"><text:span text:style-name="T5">]</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span text:style-name="T1">PersistenceCapable</text:span> instance. </text:p>
      <text:p text:style-name="P2"><text:soft-page-break/><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5"><text:span text:style-name="Assertion"><text:span text:style-name="T5">A20.15-11 [</text:span></text:span>public final void jdoReplaceFlags ();<text:span text:style-name="Assertion"><text:span text:style-name="T5">]</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5">public final void jdoReplaceFields (int[] fields);</text:p>
      <text:p text:style-name="P2">For each field number in the fields parameter, <text:span text:style-name="T1">jdoReplaceField</text:span> method is called.</text:p>
      <text:p text:style-name="P15">public final void jdoProvideFields (int[] fields);</text:p>
      <text:p text:style-name="P2">For each field number in the fields parameter, <text:span text:style-name="T1">jdoProvideField</text:span> method is called.</text:p>
      <text:p text:style-name="P15"><text:span text:style-name="Assertion"><text:span text:style-name="T5">A21.15-25 [</text:span></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serialization. If the <text:span text:style-name="T1">jdoStateManager</text:span> field is null, this method returns with no effect.<text:span text:style-name="Assertion">]</text:span></text:p>
      <text:p text:style-name="P8"><draw:frame draw:style-name="fr1" draw:name="19" text:anchor-type="as-char" svg:width="2.7917in" svg:height="0.1346in" draw:z-index="19"><draw:image xlink:href="Pictures/2000000700000FB5000000C94FDA4EAC.wmf" xlink:type="simple" xlink:show="embed" xlink:actuate="onLoad"/></draw:frame></text:p>
      <text:h text:style-name="P23" text:outline-level="2">Generated methods in <text:span text:style-name="T3">PersistenceCapable</text:span> root classes</text:h>
      <text:p text:style-name="P2">These methods are generated for <text:span text:style-name="T1">PersistenceCapable</text:span> root classes and all classes that declare <text:span text:style-name="T1">objectid-class</text:span> in xml metadata.</text:p>
      <text:p text:style-name="P15">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oft-page-break/><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text:span text:style-name="Assertion"><text:span text:style-name="T5">A20.15-26 [</text:span></text:span>public Object jdoNewObjectIdInstance();<text:span text:style-name="Assertion"><text:span text:style-name="T5">]</text:span></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text:soft-page-break/>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8"><draw:frame draw:style-name="fr1" draw:name="20" text:anchor-type="as-char" svg:width="2.7917in" svg:height="0.1346in" draw:z-index="20"><draw:image xlink:href="Pictures/2000000700000FB5000000C94FDA4EAC.wmf" xlink:type="simple" xlink:show="embed" xlink:actuate="onLoad"/></draw:frame></text:p>
      <text:h text:style-name="P23" text:outline-level="2">Generated method in least-derived <text:span text:style-name="T3">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draw:frame draw:style-name="fr1" draw:name="21" text:anchor-type="as-char" svg:width="2.7917in" svg:height="0.1346in" draw:z-index="21"><draw:image xlink:href="Pictures/2000000700000FB5000000C94FDA4EAC.wmf" xlink:type="simple" xlink:show="embed" xlink:actuate="onLoad"/></draw:frame></text:p>
      <text:h text:style-name="P23" text:outline-level="2">Generated methods in all <text:span text:style-name="T3">PersistenceCapable</text:span> classes</text:h>
      <text:p text:style-name="P15"><text:span text:style-name="Assertion"><text:span text:style-name="T5">A20.15-13 [</text:span></text:span>public PersistenceCapable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5"><text:span text:style-name="Assertion"><text:span text:style-name="T5">A20.15-14 [</text:span></text:span>public PersistenceCapable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5"><text:span text:style-name="Assertion"><text:span text:style-name="T5">A20.15-15 [</text:span></text:span>protected static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introspection code in the enhanced class.</text:p>
      <text:p text:style-name="P15"><text:span text:style-name="Assertion"><text:span text:style-name="T5">A20.15-16 [</text:span></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soft-page-break/>•<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span text:style-name="Assertion">]</text:span></text:p>
      <text:p text:style-name="P15"><text:span text:style-name="Assertion"><text:span text:style-name="T5">A20.15-17 [</text:span></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span text:style-name="Assertion">]</text:span></text:p>
      <text:p text:style-name="P15"><text:span text:style-name="Assertion"><text:span text:style-name="T5">A20.15-18 [</text:span></text:span>public void jdoReplaceField (int field);<text:span text:style-name="Assertion"><text:span text:style-name="T5">]</text:span></text:span></text:p>
      <text:p text:style-name="P2"><text:soft-page-break/>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5"><text:span text:style-name="Assertion"><text:span text:style-name="T5">A20.15-20 [</text:span></text:span>public void jdoProvideField (int field);<text:span text:style-name="Assertion"><text:span text:style-name="T5">]</text:span></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5"><text:span text:style-name="Assertion"><text:span text:style-name="T5">A20.15-21 [</text:span></text:span>public void jdoProvideFields (int[] fields);<text:span text:style-name="Assertion">]</text:span></text:p>
      <text:p text:style-name="P2">This method internally calls <text:span text:style-name="T1">jdoProvideField</text:span> for each field number in the parameter.</text:p>
      <text:p text:style-name="P15"><text:span text:style-name="Assertion"><text:span text:style-name="T5">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5">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oft-page-break/><text:span text:style-name="Assertion"><text:span text:style-name="T5">A20.15-23 [</text:span></text:span>private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inheritance) then this code will guarantee that the fields are loaded prior to standard serialization.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serialization, it remains transient.</text:p>
      <text:p text:style-name="P8"><draw:frame draw:style-name="fr1" draw:name="22" text:anchor-type="as-char" svg:width="2.7917in" svg:height="0.1346in" draw:z-index="22"><draw:image xlink:href="Pictures/2000000700000FB5000000C94FDA4EAC.wmf" xlink:type="simple" xlink:show="embed" xlink:actuate="onLoad"/></draw:frame></text:p>
      <text:h text:style-name="P23"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enhancer...</text:p>
      <text:p text:style-name="P1">class Employee </text:p>
      <text:p text:style-name="P1"><text:tab/>implements Detachable // generated by enhancer...</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19" text:outline-level="3">Generated fields</text:h>
      <text:p text:style-name="P1">protected transient javax.jdo.spi.StateManager jdoStateManager = null;</text:p>
      <text:p text:style-name="P1">protected transient byte jdoFlags = </text:p>
      <text:p text:style-name="P1"><text:tab/>javax.jdo.spi.PersistenceCapable.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text:soft-page-break/>private final static Class jdoPersistenceCapableSuperclass = &lt;pc-super&gt;;</text:p>
      <text:p text:style-name="P1">private final static long serialVersionUID = 1234567890L;</text:p>
      <text:p text:style-name="P1">*/</text:p>
      <text:h text:style-name="P19" text:outline-level="3">Generated static initializer</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19" text:outline-level="3">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tab/>return jdoStateManager==null?false:</text:p>
      <text:p text:style-name="P1"><text:tab/><text:tab/>jdoStateManager.isDirty(this);</text:p>
      <text:p text:style-name="P1">}</text:p>
      <text:p text:style-name="P1">public final boolean jdoIsDeleted(){</text:p>
      <text:p text:style-name="P1"><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text:soft-page-break/>public final Object jdoGetTransactionalObjectId(){</text:p>
      <text:p text:style-name="P1"><text:tab/>return jdoStateManager==null?null:</text:p>
      <text:p text:style-name="P1"><text:tab/><text:tab/>jdoStateManager.getTransactionalObjectId(this);</text:p>
      <text:p text:style-name="P1">}</text:p>
      <text:h text:style-name="P19"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19" text:outline-level="3">Generated jdoReplaceFlags</text:h>
      <text:p text:style-name="P2"/>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19" text:outline-level="3">Generated jdoNewInstance helpers</text:h>
      <text:p text:style-name="P2">The first generated helper assigns the value of the passed parameter to the <text:span text:style-name="T1">jdoStateManager </text:span>field of the newly created instance.</text:p>
      <text:p text:style-name="P2"/>
      <text:p text:style-name="P1">public PersistenceCapable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soft-page-break/><text:tab/><text:tab/>jdoCopyKeyFieldsFromObjectId (oid);</text:p>
      <text:p text:style-name="P1"><text:tab/><text:tab/>return pc;</text:p>
      <text:p text:style-name="P1">}</text:p>
      <text:p text:style-name="P2"/>
      <text:h text:style-name="P20"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enhancer-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enhancer-generated constant&gt;;</text:p>
      <text:p text:style-name="P1">}</text:p>
      <text:h text:style-name="P19"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soft-page-break/><text:tab/><text:tab/>jdoInheritedFieldCount + 1,</text:p>
      <text:p text:style-name="P1"><text:tab/><text:tab/><text:tab/>x.dept);</text:p>
      <text:p text:style-name="P1"><text:tab/>} else {</text:p>
      <text:p text:style-name="P1"><text:tab/><text:tab/>return x.dept;</text:p>
      <text:p text:style-name="P1"><text:tab/>}</text:p>
      <text:p text:style-name="P1">}</text:p>
      <text:h text:style-name="P19"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0"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embedded objects).</text:p>
      <text:p text:style-name="P2"/>
      <text:p text:style-name="P1">public void jdoReplaceField (int fieldNumber) {</text:p>
      <text:p text:style-name="P1"><text:soft-page-break/><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19"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soft-page-break/><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19"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soft-page-break/><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19"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tab/>out.defaultWriteObject ();</text:p>
      <text:p text:style-name="P1">}</text:p>
      <text:h text:style-name="P19"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tab/>jdoStateManager.preSerialize(this);</text:p>
      <text:p text:style-name="P1">}</text:p>
      <text:h text:style-name="P19" text:outline-level="3">Generated jdoNewObjectIdInstance</text:h>
      <text:p text:style-name="P2">The generated methods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soft-page-break/><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19" text:outline-level="3">Generated jdoCopyKeyFieldsToObjectId</text:h>
      <text:p text:style-name="P2">The generated methods copy key field values from the <text:span text:style-name="T1">PersistenceCapable</text:span>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19" text:outline-level="3">Generated jdoCopyKeyFieldsFromObjectId</text:h>
      <text:p text:style-name="P2">The generated methods copy key fields from the object id instance to the <text:span text:style-name="T1">PersistenceCapable</text:span> instance or to the ObjectIdFieldConsumer.</text:p>
      <text:p text:style-name="P1">public void jdoCopyKeyFieldsFromObjectId (ObjectIdFieldConsumer fc, Object oid) {</text:p>
      <text:p text:style-name="P1"><text:tab/> fc.storeIntField (2, ((IntIdentity)oid).getKey());</text:p>
      <text:p text:style-name="P1">}</text:p>
      <text:p text:style-name="P2">This method is part of the PersistenceCapable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span text:style-name="T1">PersistenceCapable</text:span> instance.</text:p>
      <text:h text:style-name="P21"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6:04:38.11</meta:creation-date>
    <meta:editing-duration>PT40M39S</meta:editing-duration>
    <meta:generator>OpenOffice.org/3.4$Win32 OpenOffice.org_project/340m1$Build-9590</meta:generator>
    <dc:title>JDO_Chapter</dc:title>
    <dc:date>2012-08-11T11:28:59.51</dc:date>
    <meta:document-statistic meta:table-count="1" meta:image-count="23" meta:object-count="0" meta:page-count="31" meta:paragraph-count="777" meta:word-count="10603" meta:character-count="720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